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8d1d75"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f819e" fo:border="0.74pt solid #000000"/>
    </style:style>
    <style:style style:name="ce3" style:family="table-cell" style:parent-style-name="Default" style:data-style-name="N37">
      <style:table-cell-properties fo:border="0.74pt solid #000000"/>
    </style:style>
    <style:style style:name="ce4" style:family="table-cell" style:parent-style-name="Default">
      <style:table-cell-properties fo:background-color="#ff0000" fo:border="0.74pt solid #000000"/>
    </style:style>
    <style:style style:name="ce5" style:family="table-cell" style:parent-style-name="Default" style:data-style-name="N0">
      <style:table-cell-properties fo:background-color="#ff8000" fo:border="0.74pt solid #000000"/>
    </style:style>
    <style:style style:name="ce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0">
      <style:table-cell-properties fo:border="0.74pt solid #000000"/>
    </style:style>
    <style:style style:name="ce8" style:family="table-cell" style:parent-style-name="Default" style:data-style-name="N0">
      <style:table-cell-properties fo:background-color="#ffbf00" fo:border="0.74pt solid #000000"/>
    </style:style>
    <style:style style:name="ce9" style:family="table-cell" style:parent-style-name="Default" style:data-style-name="N10129">
      <style:table-cell-properties fo:background-color="#ff8000"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JANUARI 2026</text:p>
          </table:table-cell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Tanggal</text:p>
          </table:table-cell>
          <table:table-cell table:style-name="ce2" office:value-type="string" calcext:value-type="string">
            <text:p>Paket</text:p>
          </table:table-cell>
        </table:table-row>
        <table:table-row table:style-name="ro1">
          <table:table-cell/>
          <table:table-cell office:value-type="date" office:date-value="2026-01-01" calcext:value-type="date">
            <text:p>01/01/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6-01-02" calcext:value-type="date">
            <text:p>01/02/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date" office:date-value="2026-01-03" calcext:value-type="date">
            <text:p>01/03/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date" office:date-value="2026-01-04" calcext:value-type="date">
            <text:p>01/04/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6-01-05" calcext:value-type="date">
            <text:p>01/05/2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date" office:date-value="2026-01-06" calcext:value-type="date">
            <text:p>01/06/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6-01-07" calcext:value-type="date">
            <text:p>01/07/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6-01-08" calcext:value-type="date">
            <text:p>01/08/2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date" office:date-value="2026-01-09" calcext:value-type="date">
            <text:p>01/09/2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date" office:date-value="2026-01-10" calcext:value-type="date">
            <text:p>01/10/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6-01-11" calcext:value-type="date">
            <text:p>01/11/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6-01-12" calcext:value-type="date">
            <text:p>01/12/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date" office:date-value="2026-01-13" calcext:value-type="date">
            <text:p>01/13/2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date" office:date-value="2026-01-14" calcext:value-type="date">
            <text:p>01/14/2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6-01-15" calcext:value-type="date">
            <text:p>01/15/2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6-01-16" calcext:value-type="date">
            <text:p>01/16/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6-01-17" calcext:value-type="date">
            <text:p>01/17/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6-01-18" calcext:value-type="date">
            <text:p>01/18/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6-01-19" calcext:value-type="date">
            <text:p>01/19/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6-01-20" calcext:value-type="date">
            <text:p>01/20/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6-01-21" calcext:value-type="date">
            <text:p>01/21/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6-01-22" calcext:value-type="date">
            <text:p>01/22/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date" office:date-value="2026-01-23" calcext:value-type="date">
            <text:p>01/23/2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6-01-24" calcext:value-type="date">
            <text:p>01/24/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6-01-25" calcext:value-type="date">
            <text:p>01/25/2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6-01-26" calcext:value-type="date">
            <text:p>01/26/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6-01-27" calcext:value-type="date">
            <text:p>01/27/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6-01-28" calcext:value-type="date">
            <text:p>01/28/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6-01-29" calcext:value-type="date">
            <text:p>01/29/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6-01-30" calcext:value-type="date">
            <text:p>01/30/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6-01-31" calcext:value-type="date">
            <text:p>01/31/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8" table:formula="of:=SUM([.C5:.C35])" office:value-type="float" office:value="3260" calcext:value-type="float">
            <text:p>3260</text:p>
          </table:table-cell>
        </table:table-row>
        <table:table-row table:style-name="ro1">
          <table:table-cell/>
          <table:table-cell table:style-name="ce5" office:value-type="string" calcext:value-type="string">
            <text:p>Gajian (x1100)</text:p>
          </table:table-cell>
          <table:table-cell table:style-name="ce9" table:formula="of:=[.C36]*1100" office:value-type="currency" office:currency="IDR" office:value="3586000" calcext:value-type="currency">
            <text:p>Rp3,586,0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sun" number:country="ID">Rp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sun" number:country="ID">Rp</number:currency-symbol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23:44:24.575803275</meta:creation-date>
    <dc:date>2026-04-22T23:58:07.985624910</dc:date>
    <meta:editing-duration>PT2M51S</meta:editing-duration>
    <meta:editing-cycles>1</meta:editing-cycles>
    <meta:document-statistic meta:table-count="1" meta:cell-count="69" meta:object-count="0"/>
    <meta:generator>LibreOffice/26.2.2.2$Linux_X86_64 LibreOffice_project/42d76a33568d9a37e1fc00c3228d3881e2f8df73</meta:generator>
  </office:meta>
</office:document-meta>
</file>